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513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1.376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ren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number-columns-repeated="49" table:default-cell-style-name="ce1"/>
        <table:table-row table:style-name="ro1">
          <table:table-cell table:number-columns-repeated="3"/>
          <table:table-cell table:style-name="ce12" office:value-type="string" calcext:value-type="string" table:number-columns-spanned="2" table:number-rows-spanned="1">
            <text:p>2016</text:p>
          </table:table-cell>
          <table:covered-table-cell/>
          <table:table-cell table:style-name="ce10" office:value-type="string" calcext:value-type="string" table:number-columns-spanned="3" table:number-rows-spanned="1">
            <text:p>2017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2018</text:p>
          </table:table-cell>
          <table:covered-table-cell table:number-columns-repeated="2"/>
          <table:table-cell table:style-name="ce4" office:value-type="string" calcext:value-type="string">
            <text:p>2019</text:p>
          </table:table-cell>
          <table:table-cell table:style-name="ce3" office:value-type="string" calcext:value-type="string">
            <text:p>2020</text:p>
          </table:table-cell>
          <table:table-cell table:style-name="ce4" office:value-type="string" calcext:value-type="string">
            <text:p>2021</text:p>
          </table:table-cell>
          <table:table-cell table:style-name="ce12" office:value-type="string" calcext:value-type="string" table:number-columns-spanned="2" table:number-rows-spanned="1">
            <text:p>2022</text:p>
          </table:table-cell>
          <table:covered-table-cell table:style-name="ce12"/>
          <table:table-cell table:number-columns-repeated="51"/>
        </table:table-row>
        <table:table-row table:style-name="ro1">
          <table:table-cell table:number-columns-repeated="3"/>
          <table:table-cell table:style-name="ce3" office:value-type="string" calcext:value-type="string">
            <text:p>8/2</text:p>
          </table:table-cell>
          <table:table-cell table:style-name="ce3" office:value-type="string" calcext:value-type="string">
            <text:p>11/30</text:p>
          </table:table-cell>
          <table:table-cell table:style-name="ce4" office:value-type="string" calcext:value-type="string">
            <text:p>6/13</text:p>
          </table:table-cell>
          <table:table-cell table:style-name="ce4" office:value-type="string" calcext:value-type="string">
            <text:p>11/27</text:p>
          </table:table-cell>
          <table:table-cell table:style-name="ce4" office:value-type="string" calcext:value-type="string">
            <text:p>11/29</text:p>
          </table:table-cell>
          <table:table-cell table:style-name="ce3" office:value-type="string" calcext:value-type="string">
            <text:p>5/29</text:p>
          </table:table-cell>
          <table:table-cell table:style-name="ce3" office:value-type="string" calcext:value-type="string">
            <text:p>11/30</text:p>
          </table:table-cell>
          <table:table-cell table:style-name="ce3" office:value-type="string" calcext:value-type="string">
            <text:p>12/3</text:p>
          </table:table-cell>
          <table:table-cell table:style-name="ce4" office:value-type="string" calcext:value-type="string">
            <text:p>12/16</text:p>
          </table:table-cell>
          <table:table-cell table:style-name="ce3" office:value-type="string" calcext:value-type="string">
            <text:p>11/25</text:p>
          </table:table-cell>
          <table:table-cell table:style-name="ce4" office:value-type="string" calcext:value-type="string">
            <text:p>12/3</text:p>
          </table:table-cell>
          <table:table-cell table:style-name="ce3" office:value-type="string" calcext:value-type="string">
            <text:p>12/16</text:p>
          </table:table-cell>
          <table:table-cell table:style-name="ce3" office:value-type="string" calcext:value-type="string">
            <text:p>?/?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8"/>
          <table:table-cell table:style-name="ce5" office:value-type="string" calcext:value-type="string">
            <text:p>計</text:p>
          </table:table-cell>
          <table:table-cell table:number-columns-repeated="49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:.Q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:.Q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6:.Q6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7:.Q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8:.Q8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9:.Q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:.Q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1:.Q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2:.Q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3:.Q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4:.Q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5:.Q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6:.Q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7:.Q1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18:.Q1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19:.Q1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20:.Q2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21:.Q2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23:.Q2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24:.Q2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25:.Q2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26:.Q2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27:.Q2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28:.Q2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29:.Q2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0:.Q3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1:.Q3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2:.Q3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3:.Q3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4:.Q3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35:.Q3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36:.Q3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37:.Q3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38:.Q3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39:.Q3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40:.Q4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2:.Q4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3:.Q4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4:.Q4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45:.Q4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6:.Q4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7:.Q4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8:.Q4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49:.Q4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0:.Q5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1:.Q5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2:.Q5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3:.Q5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54:.Q5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55:.Q5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56:.Q5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57:.Q5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58:.Q5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59:.Q5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1:.Q6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2:.Q6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63:.Q63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4:.Q64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5:.Q65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6:.Q6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7:.Q6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8:.Q6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69:.Q6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70:.Q7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71:.Q7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72:.Q7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73:.Q7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74:.Q7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75:.Q7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76:.Q7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77:.Q7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78:.Q7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80:.Q8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1:.Q8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82:.Q82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3:.Q8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4:.Q8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5:.Q8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6:.Q8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7:.Q8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8:.Q8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89:.Q8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90:.Q9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91:.Q9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92:.Q9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93:.Q9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94:.Q9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95:.Q9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96:.Q9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97:.Q9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99:.Q99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0:.Q100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101:.Q101])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2:.Q10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3:.Q10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4:.Q10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5:.Q10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6:.Q10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7:.Q107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8:.Q108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09:.Q109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10:.Q110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8"/>
          <table:table-cell table:style-name="ce5" table:formula="of:=SUM([.D111:.Q111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112:.Q112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7"/>
          <table:table-cell table:style-name="ce6" table:number-columns-repeated="2"/>
          <table:table-cell table:style-name="ce8"/>
          <table:table-cell table:style-name="ce5" table:formula="of:=SUM([.D113:.Q11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5" table:formula="of:=SUM([.D114:.Q114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5" table:formula="of:=SUM([.D115:.Q1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style-name="ce7"/>
          <table:table-cell table:style-name="ce6"/>
          <table:table-cell table:style-name="ce7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5" table:formula="of:=SUM([.D116:.Q116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page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5"/>
          <table:table-cell table:number-columns-repeated="49"/>
        </table:table-row>
        <table:table-row table:style-name="ro1">
          <table:table-cell table:number-columns-repeated="2"/>
          <table:table-cell table:style-name="ce5" office:value-type="string" calcext:value-type="string">
            <text:p>計</text:p>
          </table:table-cell>
          <table:table-cell table:style-name="ce5" table:formula="of:=SUM([.D4:.D117])" office:value-type="float" office:value="10" calcext:value-type="float">
            <text:p>10</text:p>
          </table:table-cell>
          <table:table-cell table:style-name="ce5" table:formula="of:=SUM([.E4:.E117])" office:value-type="float" office:value="10" calcext:value-type="float">
            <text:p>10</text:p>
          </table:table-cell>
          <table:table-cell table:style-name="ce5" table:formula="of:=SUM([.F4:.F117])" office:value-type="float" office:value="10" calcext:value-type="float">
            <text:p>10</text:p>
          </table:table-cell>
          <table:table-cell table:style-name="ce5" table:formula="of:=SUM([.G4:.G117])" office:value-type="float" office:value="10" calcext:value-type="float">
            <text:p>10</text:p>
          </table:table-cell>
          <table:table-cell table:style-name="ce5" table:formula="of:=SUM([.H4:.H117])" office:value-type="float" office:value="10" calcext:value-type="float">
            <text:p>10</text:p>
          </table:table-cell>
          <table:table-cell table:style-name="ce5" table:formula="of:=SUM([.I4:.I117])" office:value-type="float" office:value="10" calcext:value-type="float">
            <text:p>10</text:p>
          </table:table-cell>
          <table:table-cell table:style-name="ce5" table:formula="of:=SUM([.J4:.J117])" office:value-type="float" office:value="10" calcext:value-type="float">
            <text:p>10</text:p>
          </table:table-cell>
          <table:table-cell table:style-name="ce5" table:formula="of:=SUM([.K4:.K117])" office:value-type="float" office:value="10" calcext:value-type="float">
            <text:p>10</text:p>
          </table:table-cell>
          <table:table-cell table:style-name="ce5" table:formula="of:=SUM([.L4:.L117])" office:value-type="float" office:value="10" calcext:value-type="float">
            <text:p>10</text:p>
          </table:table-cell>
          <table:table-cell table:style-name="ce5" table:formula="of:=SUM([.M4:.M117])" office:value-type="float" office:value="10" calcext:value-type="float">
            <text:p>10</text:p>
          </table:table-cell>
          <table:table-cell table:style-name="ce5" table:formula="of:=SUM([.N4:.N117])" office:value-type="float" office:value="10" calcext:value-type="float">
            <text:p>10</text:p>
          </table:table-cell>
          <table:table-cell table:style-name="ce5" table:formula="of:=SUM([.O4:.O117])" office:value-type="float" office:value="10" calcext:value-type="float">
            <text:p>10</text:p>
          </table:table-cell>
          <table:table-cell table:style-name="ce5" table:formula="of:=SUM([.P4:.P117])" office:value-type="float" office:value="10" calcext:value-type="float">
            <text:p>10</text:p>
          </table:table-cell>
          <table:table-cell table:style-name="ce8"/>
          <table:table-cell table:style-name="ce5" table:formula="of:=SUM([.R4:.R117])" office:value-type="float" office:value="130" calcext:value-type="float">
            <text:p>130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ce1"/>
          <table:table-cell table:number-columns-repeated="63"/>
        </table:table-row>
        <table:table-row table:style-name="ro1" table:number-rows-repeated="1048456">
          <table:table-cell table:number-columns-repeated="67"/>
        </table:table-row>
        <table:table-row table:style-name="ro1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23T15:04:34.986328114</dc:date>
    <meta:editing-cycles>17</meta:editing-cycles>
    <meta:editing-duration>PT1H23M2S</meta:editing-duration>
    <meta:document-statistic meta:table-count="1" meta:cell-count="632" meta:object-count="0"/>
  </office:meta>
</office:document-meta>
</file>